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41232" officeooo:paragraph-rsid="00041232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" officeooo:rsid="00041232" officeooo:paragraph-rsid="00041232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Arial" officeooo:rsid="0006bd09" officeooo:paragraph-rsid="0006bd09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Arial" officeooo:rsid="0009a2a1" officeooo:paragraph-rsid="0009a2a1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Arial" officeooo:rsid="000c3679" officeooo:paragraph-rsid="000c3679"/>
    </style:style>
    <style:style style:name="P6" style:family="paragraph" style:parent-style-name="Standard">
      <style:paragraph-properties fo:text-align="start" style:justify-single-word="false" fo:break-before="page"/>
      <style:text-properties fo:color="#c9211e" loext:opacity="100%" style:font-name="Arial" officeooo:rsid="000e4178" officeooo:paragraph-rsid="000e4178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Arial" officeooo:rsid="000fa49f" officeooo:paragraph-rsid="000fa49f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Arial" officeooo:rsid="0012441c" officeooo:paragraph-rsid="0012441c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Arial" officeooo:rsid="0012df36" officeooo:paragraph-rsid="0012df36"/>
    </style:style>
    <style:style style:name="P10" style:family="paragraph" style:parent-style-name="Standard">
      <style:paragraph-properties fo:text-align="center" style:justify-single-word="false"/>
      <style:text-properties style:font-name="Arial" officeooo:rsid="00041232" officeooo:paragraph-rsid="00041232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051af1" officeooo:paragraph-rsid="00041232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051af1" officeooo:paragraph-rsid="00051af1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06bd09" officeooo:paragraph-rsid="0006bd09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09a2a1" officeooo:paragraph-rsid="0009a2a1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0c3679" officeooo:paragraph-rsid="000c3679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0e4178" officeooo:paragraph-rsid="000e4178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0fa49f" officeooo:paragraph-rsid="000fa49f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1061f6" officeooo:paragraph-rsid="001061f6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12441c" officeooo:paragraph-rsid="0012441c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12df36" officeooo:paragraph-rsid="0012df36"/>
    </style:style>
    <style:style style:name="T1" style:family="text">
      <style:text-properties officeooo:rsid="00051af1"/>
    </style:style>
    <style:style style:name="T2" style:family="text">
      <style:text-properties officeooo:rsid="000b77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 étapes dans la recherche de stage</text:p>
      <text:p text:style-name="P10"/>
      <text:p text:style-name="P2">1. <text:span text:style-name="T1">Bilan personnel</text:span></text:p>
      <text:p text:style-name="P11"/>
      <text:p text:style-name="P12">⇒ Dès maintenant</text:p>
      <text:p text:style-name="P12">⇒ Quels souhaits ?</text:p>
      <text:p text:style-name="P12"><text:tab/>⇒ Quel métier visé ?</text:p>
      <text:p text:style-name="P12"><text:tab/>⇒ Où travailler ?</text:p>
      <text:p text:style-name="P12"><text:tab/>⇒ Dans quelle condition ?</text:p>
      <text:p text:style-name="P12"><text:tab/>⇒ Quelle valeur principale ?</text:p>
      <text:p text:style-name="P12"><text:tab/>⇒ Quel équilibre vie professionnelle ?</text:p>
      <text:p text:style-name="P12"/>
      <text:p text:style-name="P12">⇒ Quel professionnel</text:p>
      <text:p text:style-name="P12"><text:tab/>⇒ Quels défauts et qualités ?</text:p>
      <text:p text:style-name="P12"><text:tab/>⇒ Quel niveau en informatique ?</text:p>
      <text:p text:style-name="P12"/>
      <text:p text:style-name="P3">2. Poste candidature spontanées</text:p>
      <text:p text:style-name="P13"/>
      <text:p text:style-name="P13">⇒ Au + tard janvier</text:p>
      <text:p text:style-name="P13">⇒ Poste sur internet</text:p>
      <text:p text:style-name="P13"><text:tab/>⇒ + 200 sites liés à l’emploi</text:p>
      <text:p text:style-name="P13">⇒ Candidature spontanées</text:p>
      <text:p text:style-name="P13"><text:tab/>⇒ Entreprise pouvant vous convenir</text:p>
      <text:p text:style-name="P13"/>
      <text:p text:style-name="P3">3. Documentation</text:p>
      <text:p text:style-name="P13"/>
      <text:p text:style-name="P13">⇒ L’entreprise et son secteur d’activité ainsi que sur le métier </text:p>
      <text:p text:style-name="P13"><text:tab/>⇒ Grâce à internet</text:p>
      <text:p text:style-name="P13"><text:tab/>⇒ en allant dans des salons</text:p>
      <text:p text:style-name="P13"><text:tab/>⇒ Voire en prenant rendez-vous avec un professionnel</text:p>
      <text:p text:style-name="P13"/>
      <text:p text:style-name="P13">⇒ Renseignement indispensable</text:p>
      <text:p text:style-name="P13"><text:tab/>⇒ Pour rédiger une lettre de motivation</text:p>
      <text:p text:style-name="P13"/>
      <text:p text:style-name="P13">⇒ Se renseigner sur des pratiques de recrutement évoluant de plus en plus rapidement</text:p>
      <text:p text:style-name="P13"><text:tab/>⇒ Vérifier dans son secteur</text:p>
      <text:p text:style-name="P13"><text:tab/>⇒ Vérifier selon son niveau</text:p>
      <text:p text:style-name="P13"/>
      <text:p text:style-name="P4">4. CV et lettre de motivation</text:p>
      <text:p text:style-name="P14"/>
      <text:p text:style-name="P14">⇒ <text:span text:style-name="T2">À</text:span> adapter systématiquement</text:p>
      <text:p text:style-name="P14"><text:tab/>⇒ En fonction de l’entreprise</text:p>
      <text:p text:style-name="P14"><text:tab/>⇒ En fonction du poste</text:p>
      <text:p text:style-name="P14"><text:tab/>⇒ En fonction de l’annonce</text:p>
      <text:p text:style-name="P14"/>
      <text:p text:style-name="P5">5. Entretien</text:p>
      <text:p text:style-name="P15"/>
      <text:p text:style-name="P15">⇒ Approfondir les recherches</text:p>
      <text:p text:style-name="P15"><text:tab/>⇒ Sur l’entreprise et son secteur d’activité ainsi que sur le métier</text:p>
      <text:p text:style-name="P15"/>
      <text:p text:style-name="P15">⇒ Pouvoir se projeter dans le poste</text:p>
      <text:p text:style-name="P6">6. Organisation</text:p>
      <text:p text:style-name="P16"/>
      <text:p text:style-name="P16">⇒ Créer un tableau de bord de ses candidatures</text:p>
      <text:p text:style-name="P16"/>
      <text:p text:style-name="P7">7. Relances</text:p>
      <text:p text:style-name="P17"/>
      <text:p text:style-name="P17">⇒ 10-15 jours après l’envoi du CV – de la lettre de motivation</text:p>
      <text:p text:style-name="P18">⇒ 7-15 jours après l’entretien</text:p>
      <text:p text:style-name="P18"/>
      <text:p text:style-name="P8">8. Analyse de ses entretiens</text:p>
      <text:p text:style-name="P19"/>
      <text:p text:style-name="P19">⇒ Point à faire après chaque entretien</text:p>
      <text:p text:style-name="P19"/>
      <text:p text:style-name="P9">9. Persévérance</text:p>
      <text:p text:style-name="P20"/>
      <text:p text:style-name="P20">⇒ Souvent une trentaine de candidatures nécessaires pour obtenir un stage </text:p>
      <text:p text:style-name="P20">⇒ Nombreux envois sans répons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4:51:05.107342840</meta:creation-date>
    <dc:date>2023-11-07T15:05:54.288695628</dc:date>
    <meta:editing-duration>PT14M46S</meta:editing-duration>
    <meta:editing-cycles>16</meta:editing-cycles>
    <meta:generator>LibreOffice/7.6.2.1$Linux_X86_64 LibreOffice_project/60$Build-1</meta:generator>
    <meta:document-statistic meta:table-count="0" meta:image-count="0" meta:object-count="0" meta:page-count="2" meta:paragraph-count="47" meta:word-count="260" meta:character-count="1482" meta:non-whitespace-character-count="1247"/>
  </office:meta>
</office:document-meta>
</file>